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Text_20_body" style:master-page-name="Standard">
      <style:paragraph-properties fo:line-height="115%" fo:text-align="center" style:justify-single-word="false" style:page-number="auto"/>
      <style:text-properties style:font-name="Arial" officeooo:rsid="0171d7d6" officeooo:paragraph-rsid="0171d7d6"/>
    </style:style>
    <style:style style:name="P2" style:family="paragraph">
      <style:paragraph-properties fo:text-align="center"/>
    </style:style>
    <style:style style:name="P3" style:family="paragraph" style:parent-style-name="Text_20_body">
      <style:text-properties officeooo:paragraph-rsid="01ba8f9d"/>
    </style:style>
    <style:style style:name="P4" style:family="paragraph" style:parent-style-name="Standard" style:list-style-name="L1">
      <style:paragraph-properties fo:text-align="justify" style:justify-single-word="false" style:snap-to-layout-grid="false"/>
      <style:text-properties style:font-name="Arial" officeooo:paragraph-rsid="0155f956"/>
    </style:style>
    <style:style style:name="P5" style:family="paragraph" style:parent-style-name="Standard" style:list-style-name="L1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974163" style:font-size-asian="9pt" style:font-weight-asian="bold" style:font-size-complex="9pt" style:font-weight-complex="bold"/>
    </style:style>
    <style:style style:name="P6" style:family="paragraph" style:parent-style-name="Standard" style:list-style-name="L1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7" style:family="paragraph" style:parent-style-name="Standard" style:list-style-name="L1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82af16" style:font-size-asian="9pt" style:font-weight-asian="bold" style:font-size-complex="9pt" style:font-weight-complex="bold"/>
    </style:style>
    <style:style style:name="P8" style:family="paragraph" style:parent-style-name="Standard" style:list-style-name="L1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paragraph-rsid="0182af16" style:font-size-asian="9pt" style:font-weight-asian="normal" style:font-size-complex="9pt" style:font-weight-complex="normal"/>
    </style:style>
    <style:style style:name="P9" style:family="paragraph" style:parent-style-name="Heading_20_4">
      <style:text-properties style:font-name="Arial" fo:font-size="12pt" fo:font-style="normal" fo:font-weight="normal" officeooo:paragraph-rsid="0195bc6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rsid="01c8e98c" officeooo:paragraph-rsid="01c8e98c" style:font-size-asian="9pt" style:font-weight-asian="normal" style:font-size-complex="9pt" style:font-weight-complex="normal"/>
    </style:style>
    <style:style style:name="P11" style:family="paragraph" style:parent-style-name="Standard" style:list-style-name="L2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4d3" style:font-size-asian="9pt" style:font-weight-asian="bold" style:font-size-complex="9pt" style:font-weight-complex="bold"/>
    </style:style>
    <style:style style:name="P12" style:family="paragraph" style:parent-style-name="Standard" style:list-style-name="L2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a222" style:font-size-asian="9pt" style:font-weight-asian="bold" style:font-size-complex="9pt" style:font-weight-complex="bold"/>
    </style:style>
    <style:style style:name="P13" style:family="paragraph" style:parent-style-name="Standard" style:list-style-name="L2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14" style:family="paragraph" style:parent-style-name="Standard" style:list-style-name="L2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956" style:font-size-asian="9pt" style:font-weight-asian="bold" style:font-size-complex="9pt" style:font-weight-complex="bold"/>
    </style:style>
    <style:style style:name="P15" style:family="paragraph" style:parent-style-name="Standard" style:list-style-name="L2">
      <style:paragraph-properties fo:text-align="justify" style:justify-single-word="false" style:snap-to-layout-grid="false"/>
      <style:text-properties fo:color="#000000" loext:opacity="100%" style:font-name="Arial" fo:font-size="9pt" fo:font-weight="bold" officeooo:paragraph-rsid="01974163" style:font-size-asian="9pt" style:font-weight-asian="bold" style:font-size-complex="9pt" style:font-weight-complex="bold"/>
    </style:style>
    <style:style style:name="P16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rsid="017f2b14" officeooo:paragraph-rsid="017f2b14" style:font-size-asian="11pt" style:font-size-complex="11pt"/>
    </style:style>
    <style:style style:name="P17" style:family="paragraph" style:parent-style-name="Heading_20_2">
      <style:paragraph-properties fo:margin-top="0.0756in" fo:margin-bottom="0.0756in" style:contextual-spacing="false"/>
      <style:text-properties fo:color="#0000ff" loext:opacity="100%" style:font-name="Arial" fo:font-size="13pt" officeooo:paragraph-rsid="01b6c4f1" style:font-size-asian="13pt" style:font-size-complex="13pt"/>
    </style:style>
    <style:style style:name="P18" style:family="paragraph" style:parent-style-name="Heading_20_10" style:master-page-name="">
      <loext:graphic-properties draw:fill="none"/>
      <style:paragraph-properties fo:margin-left="0.1252in" fo:margin-right="0in" fo:margin-top="0.0417in" fo:margin-bottom="0.0417in" style:contextual-spacing="false" fo:line-height="150%" fo:text-align="start" style:justify-single-word="false" fo:orphans="2" fo:widows="2" fo:hyphenation-ladder-count="no-limit" fo:hyphenation-keep="auto" loext:hyphenation-keep-type="column" loext:hyphenation-keep-line="false" fo:text-indent="-1.1866in" style:auto-text-indent="false" style:page-number="auto" fo:background-color="transparent" fo:keep-with-next="always" style:writing-mode="lr-tb"/>
      <style:text-properties fo:color="#0000ff" loext:opacity="100%" style:font-name="Arial" officeooo:paragraph-rsid="01b6c4f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5e03" officeooo:paragraph-rsid="0156fd5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0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c2c5cf" officeooo:paragraph-rsid="01c2c5cf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1" style:family="paragraph" style:parent-style-name="Heading_20_2" style:master-page-name="">
      <style:paragraph-properties fo:margin-top="0.0756in" fo:margin-bottom="0.0756in" style:contextual-spacing="false" style:page-number="auto"/>
      <style:text-properties fo:color="#0000ff" loext:opacity="100%" style:font-name="Arial" fo:font-size="13pt" officeooo:paragraph-rsid="01b844af" style:font-size-asian="13pt" style:font-size-complex="13pt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>
        <style:tab-stops>
          <style:tab-stop style:position="0.1256in"/>
        </style:tab-stops>
      </style:paragraph-properties>
      <style:text-properties style:font-name="Arial" officeooo:paragraph-rsid="01b844a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>
        <style:tab-stops>
          <style:tab-stop style:position="0.1256in"/>
        </style:tab-stops>
      </style:paragraph-properties>
      <style:text-properties fo:color="#0000ff" loext:opacity="100%" style:font-name="Arial" fo:font-size="9pt" fo:language="en" fo:country="US" fo:font-weight="bold" officeooo:rsid="01a77d73" officeooo:paragraph-rsid="01b844af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/>
      <style:text-properties style:font-name="Arial" officeooo:paragraph-rsid="016618e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4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5f49f2" officeooo:paragraph-rsid="0159289b" style:font-size-asian="9pt" style:font-size-complex="9pt"/>
    </style:style>
    <style:style style:name="P26" style:family="paragraph" style:parent-style-name="Standard" style:list-style-name="L4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59289b" style:font-size-asian="9pt" style:font-size-complex="9pt"/>
    </style:style>
    <style:style style:name="P27" style:family="paragraph" style:parent-style-name="Standard" style:list-style-name="L4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c9619c" style:font-size-asian="9pt" style:font-size-complex="9pt"/>
    </style:style>
    <style:style style:name="P28" style:family="paragraph" style:parent-style-name="Standard" style:list-style-name="L4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aafd42" officeooo:paragraph-rsid="01aafd42" style:font-size-asian="9pt" style:font-size-complex="9pt"/>
    </style:style>
    <style:style style:name="P29" style:family="paragraph" style:parent-style-name="Standard" style:list-style-name="L4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bd9db4" officeooo:paragraph-rsid="01bd9db4" style:font-size-asian="9pt" style:font-size-complex="9pt"/>
    </style:style>
    <style:style style:name="P30" style:family="paragraph" style:parent-style-name="Heading_20_1" style:master-page-name="">
      <loext:graphic-properties draw:fill="none"/>
      <style:paragraph-properties fo:margin-left="0in" fo:margin-right="0in" fo:margin-top="0.0756in" fo:margin-bottom="0.0756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style:page-number="auto" fo:background-color="transparent" style:writing-mode="lr-tb">
        <style:tab-stops>
          <style:tab-stop style:position="0.1256in"/>
        </style:tab-stops>
      </style:paragraph-properties>
      <style:text-properties fo:color="#0000ff" loext:opacity="100%" style:font-name="Arial" fo:font-size="13pt" officeooo:paragraph-rsid="01b844af" style:font-size-asian="13pt" style:font-size-complex="13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>
        <style:tab-stops>
          <style:tab-stop style:position="0.1256in"/>
        </style:tab-stops>
      </style:paragraph-properties>
      <style:text-properties fo:color="#000000" loext:opacity="100%" style:font-name="Arial" fo:font-size="9pt" fo:language="en" fo:country="US" officeooo:rsid="016c7796" officeooo:paragraph-rsid="01b844af" style:font-name-asian="Times New Roman" style:font-size-asian="9pt" style:language-asian="zxx" style:country-asian="none" style:font-name-complex="Times New 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>
        <style:tab-stops>
          <style:tab-stop style:position="0.1256in"/>
        </style:tab-stops>
      </style:paragraph-properties>
      <style:text-properties fo:color="#0000ff" loext:opacity="100%" style:font-name="Arial" fo:font-size="9pt" fo:language="en" fo:country="US" fo:font-weight="bold" officeooo:rsid="01b844af" officeooo:paragraph-rsid="01b844af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5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7796" officeooo:paragraph-rsid="01b844af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34" style:family="paragraph" style:parent-style-name="Standard" style:list-style-name="L5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7796" officeooo:paragraph-rsid="016c779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35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paragraph-rsid="002974dd" style:font-size-asian="11pt" style:font-size-complex="11pt"/>
    </style:style>
    <style:style style:name="P36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db34e" style:font-size-asian="9pt" style:font-weight-asian="bold" style:font-size-complex="9pt" style:font-weight-complex="bold"/>
    </style:style>
    <style:style style:name="P37" style:family="paragraph" style:parent-style-name="Standard">
      <style:paragraph-properties style:snap-to-layout-grid="false"/>
      <style:text-properties style:font-name="Arial" officeooo:paragraph-rsid="015db34e"/>
    </style:style>
    <style:style style:name="P38" style:family="paragraph" style:parent-style-name="Standard">
      <style:paragraph-properties style:snap-to-layout-grid="false"/>
      <style:text-properties fo:color="#000000" loext:opacity="100%" style:font-name="Arial" fo:font-size="9pt" fo:font-weight="normal" officeooo:paragraph-rsid="015db34e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line-height="150%" style:snap-to-layout-grid="false"/>
      <style:text-properties style:font-name="Arial" fo:font-size="9pt" officeooo:paragraph-rsid="019aa9ee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795024"/>
    </style:style>
    <style:style style:name="T3" style:family="text">
      <style:text-properties officeooo:rsid="018944e5"/>
    </style:style>
    <style:style style:name="T4" style:family="text">
      <style:text-properties officeooo:rsid="01796325"/>
    </style:style>
    <style:style style:name="T5" style:family="text">
      <style:text-properties officeooo:rsid="019d61a5"/>
    </style:style>
    <style:style style:name="T6" style:family="text">
      <style:text-properties fo:font-size="9pt" style:text-underline-style="none" style:font-size-asian="9pt" style:font-size-complex="9pt"/>
    </style:style>
    <style:style style:name="T7" style:family="text">
      <style:text-properties fo:font-size="9pt" style:text-underline-style="none" officeooo:rsid="015e9b47" style:font-size-asian="9pt" style:font-size-complex="9pt"/>
    </style:style>
    <style:style style:name="T8" style:family="text">
      <style:text-properties fo:color="#0000ff" loext:opacity="100%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color="#000000" loext:opacity="100%" fo:font-size="10pt" fo:font-style="normal" style:text-underline-style="none" fo:font-weight="bold" officeooo:rsid="0172fe6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loext:opacity="100%" fo:font-size="10pt" fo:font-style="normal" style:text-underline-style="none" fo:font-weight="bold" officeooo:rsid="017f5d74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loext:opacity="100%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loext:opacity="100%" style:font-name="Arial" fo:font-size="10pt" fo:font-style="normal" style:text-underline-style="none" fo:font-weight="normal" officeooo:rsid="01ba8f9d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loext:opacity="100%" style:font-name="Arial" fo:font-size="10pt" fo:font-style="normal" style:text-underline-style="none" fo:font-weight="normal" officeooo:rsid="01c8e98c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loext:opacity="100%" style:font-name="Arial" fo:font-size="10pt" fo:font-style="normal" style:text-underline-style="none" fo:font-weight="normal" officeooo:rsid="01be15b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1b4fd0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normal" officeooo:rsid="017029d3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normal" officeooo:rsid="015faa37" style:font-size-asian="12pt" style:font-weight-asian="normal" style:font-size-complex="12pt" style:font-weight-complex="normal"/>
    </style:style>
    <style:style style:name="T18" style:family="text">
      <style:text-properties fo:font-size="9pt" fo:font-weight="normal" officeooo:rsid="0155a222" style:font-size-asian="9pt" style:font-weight-asian="normal" style:font-size-complex="9pt" style:font-weight-complex="normal"/>
    </style:style>
    <style:style style:name="T19" style:family="text">
      <style:text-properties fo:font-size="9pt" fo:font-weight="normal" officeooo:rsid="0182ed81" style:font-size-asian="9pt" style:font-weight-asian="normal" style:font-size-complex="9pt" style:font-weight-complex="normal"/>
    </style:style>
    <style:style style:name="T20" style:family="text">
      <style:text-properties fo:font-size="9pt" fo:font-weight="normal" officeooo:rsid="0155f4d3" style:font-size-asian="9pt" style:font-weight-asian="normal" style:font-size-complex="9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37b1a5" style:font-weight-asian="normal" style:font-weight-complex="normal"/>
    </style:style>
    <style:style style:name="T23" style:family="text">
      <style:text-properties fo:font-weight="normal" officeooo:rsid="0155a222" style:font-weight-asian="normal" style:font-weight-complex="normal"/>
    </style:style>
    <style:style style:name="T24" style:family="text">
      <style:text-properties fo:font-weight="normal" officeooo:rsid="01530e75" style:font-weight-asian="normal" style:font-weight-complex="normal"/>
    </style:style>
    <style:style style:name="T25" style:family="text">
      <style:text-properties fo:font-weight="normal" officeooo:rsid="0155f4d3" style:font-weight-asian="normal" style:font-weight-complex="normal"/>
    </style:style>
    <style:style style:name="T26" style:family="text">
      <style:text-properties fo:font-weight="normal" officeooo:rsid="0155f956" style:font-weight-asian="normal" style:font-weight-complex="normal"/>
    </style:style>
    <style:style style:name="T27" style:family="text">
      <style:text-properties fo:font-weight="normal" officeooo:rsid="0183ae03" style:font-weight-asian="normal" style:font-weight-complex="normal"/>
    </style:style>
    <style:style style:name="T28" style:family="text">
      <style:text-properties fo:font-weight="normal" officeooo:rsid="00b4f557" style:font-weight-asian="normal" style:font-weight-complex="normal"/>
    </style:style>
    <style:style style:name="T29" style:family="text">
      <style:text-properties fo:font-weight="normal" officeooo:rsid="016a93ab" style:font-weight-asian="normal" style:font-weight-complex="normal"/>
    </style:style>
    <style:style style:name="T30" style:family="text">
      <style:text-properties officeooo:rsid="0182ed81"/>
    </style:style>
    <style:style style:name="T31" style:family="text">
      <style:text-properties officeooo:rsid="018b396f"/>
    </style:style>
    <style:style style:name="T32" style:family="text">
      <style:text-properties officeooo:rsid="0155a222"/>
    </style:style>
    <style:style style:name="T33" style:family="text">
      <style:text-properties officeooo:rsid="01383ac9"/>
    </style:style>
    <style:style style:name="T34" style:family="text">
      <style:text-properties fo:font-variant="normal" fo:text-transform="none" fo:color="#000000" loext:opacity="100%" fo:letter-spacing="normal" officeooo:rsid="01b4fd00"/>
    </style:style>
    <style:style style:name="T35" style:family="text">
      <style:text-properties officeooo:rsid="016844ff"/>
    </style:style>
    <style:style style:name="T36" style:family="text">
      <style:text-properties officeooo:rsid="015faa37"/>
    </style:style>
    <style:style style:name="T37" style:family="text">
      <style:text-properties fo:font-size="8pt" officeooo:rsid="01b4fd00" style:font-size-asian="8pt" style:font-size-complex="8pt"/>
    </style:style>
    <style:style style:name="T38" style:family="text">
      <style:text-properties fo:font-size="8pt" officeooo:rsid="015faa37" style:font-size-asian="8pt" style:font-size-complex="8pt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font-size="8pt" officeooo:rsid="016844ff" style:font-size-asian="8pt" style:font-size-complex="8pt"/>
    </style:style>
    <style:style style:name="T41" style:family="text">
      <style:text-properties fo:font-weight="normal" officeooo:rsid="01b378eb" style:font-weight-asian="normal" style:font-weight-complex="normal"/>
    </style:style>
    <style:style style:name="T42" style:family="text">
      <style:text-properties fo:font-weight="normal" officeooo:rsid="01593d21" style:font-weight-asian="normal" style:font-weight-complex="normal"/>
    </style:style>
    <style:style style:name="T43" style:family="text">
      <style:text-properties fo:font-weight="normal" officeooo:rsid="01974163" style:font-weight-asian="normal" style:font-weight-complex="normal"/>
    </style:style>
    <style:style style:name="T44" style:family="text">
      <style:text-properties fo:font-variant="normal" fo:text-transform="none" fo:letter-spacing="normal" fo:font-style="normal" fo:font-weight="normal" officeooo:rsid="0155f956" style:font-weight-asian="normal" style:font-weight-complex="normal"/>
    </style:style>
    <style:style style:name="T45" style:family="text">
      <style:text-properties fo:font-variant="normal" fo:text-transform="none" fo:letter-spacing="normal" fo:font-style="normal" fo:font-weight="normal" officeooo:rsid="01974163" style:font-weight-asian="normal" style:font-weight-complex="normal"/>
    </style:style>
    <style:style style:name="T46" style:family="text">
      <style:text-properties fo:font-variant="normal" fo:text-transform="none" fo:letter-spacing="normal" fo:font-style="normal" fo:font-weight="normal" officeooo:rsid="0188ae64" style:font-weight-asian="normal" style:font-weight-complex="normal"/>
    </style:style>
    <style:style style:name="T47" style:family="text">
      <style:text-properties fo:font-variant="normal" fo:text-transform="none" fo:letter-spacing="normal" fo:font-style="normal" fo:font-weight="normal" officeooo:rsid="016a93ab" style:font-weight-asian="normal" style:font-weight-complex="normal"/>
    </style:style>
    <style:style style:name="T48" style:family="text">
      <style:text-properties fo:font-size="13pt" fo:font-weight="bold" officeooo:rsid="0098a64e" style:font-size-asian="13pt" style:font-weight-asian="bold" style:font-size-complex="13pt" style:font-weight-complex="bold"/>
    </style:style>
    <style:style style:name="T49" style:family="text">
      <style:text-properties fo:font-size="9pt" fo:font-weight="bold" officeooo:rsid="0098a64e" style:font-size-asian="9pt" style:font-weight-asian="bold" style:font-size-complex="9pt" style:font-weight-complex="bold"/>
    </style:style>
    <style:style style:name="T50" style:family="text">
      <style:text-properties fo:font-size="9pt" fo:font-weight="bold" officeooo:rsid="018b396f" style:font-size-asian="9pt" style:font-weight-asian="bold" style:font-size-complex="9pt" style:font-weight-complex="bold"/>
    </style:style>
    <style:style style:name="T51" style:family="text">
      <style:text-properties fo:font-size="9pt" fo:font-weight="bold" officeooo:rsid="0195bc6a" style:font-size-asian="9pt" style:font-weight-asian="bold" style:font-size-complex="9pt" style:font-weight-complex="bold"/>
    </style:style>
    <style:style style:name="T52" style:family="text">
      <style:text-properties fo:font-size="9pt" fo:font-weight="bold" officeooo:rsid="01b35e57" style:font-size-asian="9pt" style:font-weight-asian="bold" style:font-size-complex="9pt" style:font-weight-complex="bold"/>
    </style:style>
    <style:style style:name="T53" style:family="text">
      <style:text-properties fo:font-size="9pt" fo:font-weight="bold" officeooo:rsid="00c4b99f" style:font-size-asian="9pt" style:font-weight-asian="bold" style:font-size-complex="9pt" style:font-weight-complex="bold"/>
    </style:style>
    <style:style style:name="T54" style:family="text">
      <style:text-properties fo:font-size="9pt" fo:font-weight="bold" officeooo:rsid="00e48725" style:font-size-asian="9pt" style:font-weight-asian="bold" style:font-size-complex="9pt" style:font-weight-complex="bold"/>
    </style:style>
    <style:style style:name="T55" style:family="text">
      <style:text-properties fo:font-size="9pt" fo:font-weight="bold" officeooo:rsid="015b402e" style:font-size-asian="9pt" style:font-weight-asian="bold" style:font-size-complex="9pt" style:font-weight-complex="bold"/>
    </style:style>
    <style:style style:name="T56" style:family="text">
      <style:text-properties fo:font-size="9pt" fo:font-weight="bold" officeooo:rsid="01a77d73" style:font-size-asian="9pt" style:font-weight-asian="bold" style:font-size-complex="9pt" style:font-weight-complex="bold"/>
    </style:style>
    <style:style style:name="T57" style:family="text">
      <style:text-properties officeooo:rsid="01ba8f9d"/>
    </style:style>
    <style:style style:name="T58" style:family="text">
      <style:text-properties officeooo:rsid="01c00a6c"/>
    </style:style>
    <style:style style:name="T59" style:family="text">
      <style:text-properties officeooo:rsid="019c20db"/>
    </style:style>
    <style:style style:name="T60" style:family="text">
      <style:text-properties officeooo:rsid="01b10eb4"/>
    </style:style>
    <style:style style:name="T61" style:family="text">
      <style:text-properties officeooo:rsid="01c1488b"/>
    </style:style>
    <style:style style:name="T62" style:family="text">
      <style:text-properties officeooo:rsid="01af4430"/>
    </style:style>
    <style:style style:name="T63" style:family="text">
      <style:text-properties officeooo:rsid="018dc847"/>
    </style:style>
    <style:style style:name="T64" style:family="text">
      <style:text-properties officeooo:rsid="01cc57e2"/>
    </style:style>
    <style:style style:name="T65" style:family="text">
      <style:text-properties officeooo:rsid="01b844af"/>
    </style:style>
    <style:style style:name="T66" style:family="text">
      <style:text-properties fo:color="#0000ff" loext:opacity="100%" fo:font-size="13pt" fo:language="en" fo:country="US" fo:font-weight="bold" officeooo:rsid="0098a64e" style:font-name-asian="Times New Roman" style:font-size-asian="13pt" style:language-asian="zxx" style:country-asian="none" style:font-weight-asian="bold" style:font-name-complex="Times New Roman" style:font-size-complex="13pt" style:language-complex="ar" style:country-complex="SA" style:font-weight-complex="bold"/>
    </style:style>
    <style:style style:name="T67" style:family="text">
      <style:text-properties fo:color="#0000ff" loext:opacity="100%" fo:font-size="9pt" fo:language="en" fo:country="US" fo:font-weight="bold" officeooo:rsid="0098a64e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68" style:family="text">
      <style:text-properties fo:color="#0000ff" loext:opacity="100%" fo:font-size="9pt" fo:language="en" fo:country="US" fo:font-weight="bold" officeooo:rsid="01b844af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69" style:family="text">
      <style:text-properties fo:color="#000000" loext:opacity="100%" fo:font-size="9pt" fo:language="en" fo:country="US" officeooo:rsid="01311ae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0" style:family="text">
      <style:text-properties fo:color="#000000" loext:opacity="100%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1" style:family="text">
      <style:text-properties fo:color="#000000" loext:opacity="100%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2" style:family="text">
      <style:text-properties fo:color="#000000" loext:opacity="100%" fo:font-size="9pt" fo:language="en" fo:country="US" officeooo:rsid="015f49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3" style:family="text">
      <style:text-properties fo:color="#000000" loext:opacity="100%" fo:font-size="9pt" officeooo:rsid="015f1651" style:font-size-asian="9pt" style:font-size-complex="9pt"/>
    </style:style>
    <style:style style:name="T74" style:family="text">
      <style:text-properties fo:color="#000000" loext:opacity="100%" fo:font-size="9pt" officeooo:rsid="014658f8" style:font-size-asian="9pt" style:font-size-complex="9pt"/>
    </style:style>
    <style:style style:name="T75" style:family="text">
      <style:text-properties fo:color="#000000" loext:opacity="100%" fo:font-size="9pt" officeooo:rsid="0140798a" style:font-size-asian="9pt" style:font-size-complex="9pt"/>
    </style:style>
    <style:style style:name="T76" style:family="text">
      <style:text-properties fo:color="#000000" loext:opacity="100%" fo:font-size="9pt" officeooo:rsid="01aafd42" style:font-size-asian="9pt" style:font-size-complex="9pt"/>
    </style:style>
    <style:style style:name="T77" style:family="text">
      <style:text-properties fo:color="#000000" loext:opacity="100%" fo:font-size="9pt" officeooo:rsid="0141beae" style:font-size-asian="9pt" style:font-size-complex="9pt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officeooo:rsid="01ad4e09"/>
    </style:style>
    <style:style style:name="T80" style:family="text">
      <style:text-properties officeooo:rsid="01ca2c9b"/>
    </style:style>
    <style:style style:name="T81" style:family="text">
      <style:text-properties officeooo:rsid="01bc8966"/>
    </style:style>
    <style:style style:name="T82" style:family="text">
      <style:text-properties officeooo:rsid="01c2c5cf"/>
    </style:style>
    <style:style style:name="T83" style:family="text">
      <style:text-properties fo:color="#0000ff" loext:opacity="100%" fo:font-size="13pt" fo:font-weight="bold" officeooo:rsid="0098a64e" style:font-size-asian="13pt" style:font-weight-asian="bold" style:font-size-complex="13pt" style:font-weight-complex="bold"/>
    </style:style>
    <style:style style:name="T84" style:family="text">
      <style:text-properties fo:color="#0000ff" loext:opacity="100%" fo:font-weight="bold" officeooo:rsid="0098a64e" style:font-weight-asian="bold" style:font-weight-complex="bold"/>
    </style:style>
    <style:style style:name="T85" style:family="text">
      <style:text-properties fo:color="#0000ff" loext:opacity="100%" fo:font-weight="bold" officeooo:rsid="01b844af" style:font-weight-asian="bold" style:font-weight-complex="bold"/>
    </style:style>
    <style:style style:name="T86" style:family="text">
      <style:text-properties fo:color="#0000ff" loext:opacity="100%" fo:font-weight="bold" officeooo:rsid="01c5b299" style:font-weight-asian="bold" style:font-weight-complex="bold"/>
    </style:style>
    <style:style style:name="T87" style:family="text">
      <style:text-properties officeooo:rsid="01aafd42"/>
    </style:style>
    <style:style style:name="T88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89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officeooo:rsid="011e68a8"/>
    </style:style>
    <style:style style:name="T92" style:family="text">
      <style:text-properties officeooo:rsid="00dbd22b"/>
    </style:style>
    <style:style style:name="T93" style:family="text">
      <style:text-properties fo:language="en" fo:country="US" officeooo:rsid="013abff9" style:font-name-asian="Times New Roman" style:language-asian="zxx" style:country-asian="none" style:font-name-complex="Times New Roman" style:language-complex="ar" style:country-complex="SA"/>
    </style:style>
    <style:style style:name="T94" style:family="text">
      <style:text-properties fo:language="en" fo:country="US" officeooo:rsid="014513f9" style:font-name-asian="Times New Roman" style:language-asian="zxx" style:country-asian="none" style:font-name-complex="Times New Roman" style:language-complex="ar" style:country-complex="SA"/>
    </style:style>
    <style:style style:name="T95" style:family="text">
      <style:text-properties fo:language="en" fo:country="US" officeooo:rsid="015faa37" style:font-name-asian="Times New Roman" style:language-asian="zxx" style:country-asian="none" style:font-name-complex="Times New Roman" style:language-complex="ar" style:country-complex="SA"/>
    </style:style>
    <style:style style:name="T96" style:family="text">
      <style:text-properties fo:language="en" fo:country="US" officeooo:rsid="01c5b299" style:font-name-asian="Times New Roman" style:language-asian="zxx" style:country-asian="none" style:font-name-complex="Times New Roman" style:language-complex="ar" style:country-complex="SA"/>
    </style:style>
    <style:style style:name="T97" style:family="text">
      <style:text-properties fo:font-weight="normal" officeooo:rsid="0178c18e" style:font-weight-asian="normal" style:font-weight-complex="normal"/>
    </style:style>
    <style:style style:name="T98" style:family="text">
      <style:text-properties fo:font-weight="normal" officeooo:rsid="0153f493" style:font-weight-asian="normal" style:font-weight-complex="normal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4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5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ext:p text:style-name="P1"><text:span text:style-name="T1">Bruce Ingalls</text:span> <text:span text:style-name="T2">| 🌴 Tampa </text:span><text:span text:style-name="T3">Bay</text:span><text:span text:style-name="T2">, </text:span><text:span text:style-name="T4">FL </text:span><text:span text:style-name="T5">34652</text:span><text:span text:style-name="T2"> </text:span>| <text:a xlink:type="simple" xlink:href="mailto:bruce.ingalls@gmail.com" text:style-name="Internet_20_link" text:visited-style-name="Visited_20_Internet_20_Link"><text:span text:style-name="Internet_20_link"><text:span text:style-name="T6">bruce.ingalls </text:span></text:span><text:span text:style-name="Internet_20_link"><text:span text:style-name="T7">@</text:span></text:span><text:span text:style-name="Internet_20_link"><text:span text:style-name="T6"> gmail</text:span></text:span></text:a><text:span text:style-name="T6"> | </text:span><text:a xlink:type="simple" xlink:href="https://bingalls.github.io/" text:style-name="Internet_20_link" text:visited-style-name="Visited_20_Internet_20_Link"><text:span text:style-name="T8">https://bingalls.github.io</text:span></text:a></text:p>
      <text:h text:style-name="Heading_20_3" text:outline-level="3"><draw:line text:anchor-type="paragraph" draw:z-index="0" draw:name="Line 1" draw:style-name="gr1" draw:text-style-name="P2" svg:x1="1.1362in" svg:y1="0.0201in" svg:x2="6.4043in" svg:y2="0.0362in"><text:p/></draw:line><text:span text:style-name="Internet_20_link"><text:span text:style-name="T9">S</text:span></text:span><text:span text:style-name="Internet_20_link"><text:span text:style-name="T10">UMMARY</text:span></text:span><text:span text:style-name="Internet_20_link"><text:span text:style-name="T9"><text:tab/></text:span></text:span><text:span text:style-name="Internet_20_link"><text:span text:style-name="T11">Full Stack Engineer with over 10 years of PHP / Laravel and JavaScript.</text:span></text:span></text:h>
      <text:p text:style-name="P3"><text:span text:style-name="Internet_20_link"><text:span text:style-name="T12">Fortune 500 </text:span></text:span><text:span text:style-name="Internet_20_link"><text:span text:style-name="T13">&amp; startups</text:span></text:span><text:span text:style-name="Internet_20_link"><text:span text:style-name="T12"> rel</text:span></text:span><text:span text:style-name="Internet_20_link"><text:span text:style-name="T13">y</text:span></text:span><text:span text:style-name="Internet_20_link"><text:span text:style-name="T12"> on my teaching &amp; pioneering </text:span></text:span><text:span text:style-name="Internet_20_link"><text:span text:style-name="T14">skills</text:span></text:span><text:span text:style-name="Internet_20_link"><text:span text:style-name="T12"> in web performance &amp; security, </text:span></text:span><text:span text:style-name="Internet_20_link"><text:span text:style-name="T14">as</text:span></text:span><text:span text:style-name="Internet_20_link"><text:span text:style-name="T12"> part of my full SDLC </text:span></text:span></text:p>
      <text:h text:style-name="Heading_20_4" text:outline-level="4"><text:span text:style-name="T15">Primary </text:span><text:span text:style-name="T16">S</text:span><text:span text:style-name="T17">kills</text:span></text:h>
      <text:list text:style-name="L1">
        <text:list-item>
          <text:p text:style-name="P4"><text:span text:style-name="T18">Bootstrap; </text:span><text:span text:style-name="T19">HTML5; </text:span><text:span text:style-name="T18">SASS; Tailwind</text:span><text:span text:style-name="T20">CSS</text:span></text:p>
        </text:list-item>
        <text:list-item>
          <text:p text:style-name="P5"><text:span text:style-name="T21">JavaScrip</text:span><text:span text:style-name="T22">t; </text:span><text:span text:style-name="T23">jQuery</text:span><text:span text:style-name="T22">;</text:span><text:span text:style-name="T24"> Node.js</text:span><text:span text:style-name="T23">; TypeScript</text:span></text:p>
        </text:list-item>
        <text:list-item>
          <text:p text:style-name="P6"><text:span text:style-name="T23">Linux system admin; </text:span><text:span text:style-name="T25">Bash; </text:span><text:span text:style-name="T26">CI/CD; </text:span><text:span text:style-name="T25">Git </text:span><text:span text:style-name="T27">Flow</text:span></text:p>
        </text:list-item>
        <text:list-item>
          <text:p text:style-name="P7"><text:span text:style-name="T23">My</text:span><text:span text:style-name="T28">S</text:span><text:span text:style-name="T22">QL; </text:span><text:span text:style-name="T29">Redis; </text:span><text:span text:style-name="T27">OOP Object Oriented Programming</text:span></text:p>
        </text:list-item>
        <text:list-item>
          <text:p text:style-name="P8">PH<text:span text:style-name="T30">P</text:span><text:span text:style-name="T31">8</text:span><text:span text:style-name="T30">;</text:span><text:span text:style-name="T32"> </text:span><text:span text:style-name="T33">Laravel / </text:span><text:span text:style-name="T30">Symfony; LAMP</text:span></text:p>
        </text:list-item>
      </text:list>
      <text:h text:style-name="P9" text:outline-level="4"><text:span text:style-name="T34">Secondary </text:span><text:span text:style-name="T35">S</text:span><text:span text:style-name="T36">kills </text:span><text:span text:style-name="T37">(</text:span><text:span text:style-name="T38">under</text:span><text:span text:style-name="T39"> 10 years </text:span><text:span text:style-name="T40">or less recent</text:span><text:span text:style-name="T37">)</text:span></text:h>
      <text:list text:style-name="L2">
        <text:list-item>
          <text:p text:style-name="P10">AI: Claude Code; ChatGPT; Copilot; Cursor; &amp; lower level</text:p>
        </text:list-item>
        <text:list-item>
          <text:p text:style-name="P11"><text:span text:style-name="T25">Alpine; </text:span><text:span text:style-name="T41">GraphQL; </text:span><text:span text:style-name="T25">Livewire; React; Vue</text:span></text:p>
        </text:list-item>
        <text:list-item>
          <text:p text:style-name="P12"><text:span text:style-name="T25">Amazon AWS; Azure; </text:span><text:span text:style-name="T42">Docker; </text:span><text:span text:style-name="T26">Terraform; Vagrant</text:span></text:p>
        </text:list-item>
        <text:list-item>
          <text:p text:style-name="P13"><text:span text:style-name="T25">C; C++; C#; Dot Net; </text:span><text:span text:style-name="T29">Java</text:span></text:p>
        </text:list-item>
        <text:list-item>
          <text:p text:style-name="P14"><text:span text:style-name="T26">DBA; </text:span><text:span text:style-name="T43">DynamoDB; </text:span><text:span text:style-name="T26">MongoDB; Oracle; SQL Server; etc</text:span></text:p>
        </text:list-item>
        <text:list-item>
          <text:p text:style-name="P15"><text:span text:style-name="T44">Testing: </text:span><text:span text:style-name="T45">MSW; </text:span><text:span text:style-name="T46">Pest; PhpU</text:span><text:span text:style-name="T47">nit</text:span><text:span text:style-name="T44">; Playwright; </text:span><text:span text:style-name="T45">Postman; </text:span><text:span text:style-name="T44">Selenium</text:span></text:p>
        </text:list-item>
      </text:list>
      <text:h text:style-name="P16" text:outline-level="2">PROFESSIONAL EXPERIENCE</text:h>
      <text:h text:style-name="P17" text:outline-level="2">Full stack engineer – Hotwire Communications – Fort Lauderdale, FL <text:tab/><text:tab/>2022 – 2025</text:h>
      <text:h text:style-name="P18" text:outline-level="10"><text:span text:style-name="T48"><text:tab/></text:span><text:span text:style-name="T49">Laravel PHP</text:span><text:span text:style-name="T50">8</text:span><text:span text:style-name="T49">, </text:span><text:span text:style-name="T51">Node.</text:span><text:span text:style-name="T52">js</text:span><text:span text:style-name="T51">, React, </text:span><text:span text:style-name="T53">B</text:span><text:span text:style-name="T54">ootstrap </text:span><text:span text:style-name="T55">for billing website </text:span><text:span text:style-name="T56">of bulk ISP service</text:span><text:span text:style-name="T55"> </text:span><text:span text:style-name="T56">across USA</text:span></text:h>
      <text:list text:style-name="L3">
        <text:list-item>
          <text:p text:style-name="P19">Reduced &gt;20 second home page load time to &lt; 6 sec <text:span text:style-name="T57">with TypeScript,</text:span> critical to customer satisfaction.</text:p>
        </text:list-item>
        <text:list-item>
          <text:p text:style-name="P19">UX tactics <text:span text:style-name="T57">blend Figma, </text:span><text:span text:style-name="T58">Bootstrap</text:span><text:span text:style-name="T57"> &amp; TailwindCSS</text:span> <text:span text:style-name="T58">into</text:span> <text:span text:style-name="T57">customer </text:span>self-service <text:span text:style-name="T57">reduc</text:span><text:span text:style-name="T58">ing</text:span><text:span text:style-name="T57"> support burden.</text:span></text:p>
        </text:list-item>
        <text:list-item>
          <text:p text:style-name="P19">Automated tests in Playwright <text:span text:style-name="T59">&amp; Postman </text:span>improved quality and time to market.</text:p>
        </text:list-item>
        <text:list-item>
          <text:p text:style-name="P19">Resolved a<text:span text:style-name="T60">n </text:span>API architectural fault vex<text:span text:style-name="T61">ing</text:span> <text:span text:style-name="T60">staff</text:span> for years. ~10ms faster response also <text:span text:style-name="T62">improved</text:span> security audit.</text:p>
        </text:list-item>
        <text:list-item>
          <text:p text:style-name="P19">Replaced PDF-lib with modern CSS, resulting in faster, mainta<text:span text:style-name="T63">i</text:span>nable code. Improved UX for customers.</text:p>
        </text:list-item>
        <text:list-item>
          <text:p text:style-name="P20">Innovated move to microservices in Node.<text:span text:style-name="T64">js</text:span> for distributed reliability.</text:p>
        </text:list-item>
      </text:list>
      <text:h text:style-name="P21" text:outline-level="2">Full stack <text:span text:style-name="T65">consultant</text:span> – <text:span text:style-name="T65">Ingalls Consulting</text:span> – <text:span text:style-name="T65">New York, NY</text:span> <text:tab/><text:tab/><text:tab/><text:tab/>20<text:span text:style-name="T65">1</text:span>2 – 202<text:span text:style-name="T65">1</text:span></text:h>
      <text:p text:style-name="P22"><text:span text:style-name="T66"><text:tab/></text:span><text:span text:style-name="T67">Laravel PHP</text:span><text:span text:style-name="T68">7</text:span><text:span text:style-name="T67">, </text:span><text:span text:style-name="T68">AWS, C#, Java, JavaScript, MongoDB, Node.js, React, Redis, Terraform, Vue</text:span></text:p>
      <text:p text:style-name="P23"/>
      <text:p text:style-name="P22"><text:span text:style-name="T69">Clients:<text:tab/> <text:s text:c="4"/></text:span><text:span text:style-name="T70">Consumer Reports, Helix</text:span><text:span text:style-name="T71">, </text:span><text:span text:style-name="T72">K. Gibbs School</text:span><text:span text:style-name="T71">, </text:span><text:span text:style-name="T70">Pearson, </text:span><text:span text:style-name="T71">Play Sports Live</text:span></text:p>
      <text:p text:style-name="P24"><text:span text:style-name="T73">Industries:</text:span><text:span text:style-name="T74"> <text:s text:c="2"/></text:span><text:span text:style-name="T75">E-commerce, </text:span><text:span text:style-name="T74">Finance, </text:span><text:span text:style-name="T76">Health, </text:span><text:span text:style-name="T75">Media </text:span><text:span text:style-name="T74">&amp;</text:span><text:span text:style-name="T75"> </text:span><text:span text:style-name="T77">Product Lifecycle Management</text:span></text:p>
      <text:list text:style-name="L4">
        <text:list-item>
          <text:p text:style-name="P25">Led management communications, creating agile issue tracking, git-flow &amp; CI/CD.</text:p>
        </text:list-item>
        <text:list-item>
          <text:p text:style-name="P26">Cached Consumer Reports pages <text:span text:style-name="T57">in Varnish &amp; Redis</text:span>, speeding <text:span text:style-name="T57">load </text:span>from hours to &lt; 6 sec.</text:p>
        </text:list-item>
        <text:list-item>
          <text:p text:style-name="P26">Optimized <text:span text:style-name="T57">unit </text:span>testing speeds to <text:span text:style-name="T78">triple performance,</text:span> <text:span text:style-name="T79">s</text:span>pe<text:span text:style-name="T79">e</text:span>d<text:span text:style-name="T79">ing</text:span> git commit <text:span text:style-name="T79">cycles.</text:span></text:p>
        </text:list-item>
        <text:list-item>
          <text:p text:style-name="P27">Delivered distributed sports betting game in <text:span text:style-name="T57">MongoDB &amp; </text:span><text:span text:style-name="T80">Node.js </text:span><text:span text:style-name="T57">MeteorJS</text:span> to meet season kickoff.</text:p>
        </text:list-item>
        <text:list-item>
          <text:p text:style-name="P26">Refined communication skills by teaching classes. <text:span text:style-name="T79">Advanced</text:span> topics <text:span text:style-name="T79">included</text:span> IT security.</text:p>
        </text:list-item>
        <text:list-item>
          <text:p text:style-name="P26">Docker onboard<text:span text:style-name="T81">ed</text:span> new techs from one week to one day.</text:p>
        </text:list-item>
        <text:list-item>
          <text:p text:style-name="P28">Secur<text:span text:style-name="T62">ity</text:span> HIPAA, PCI/DSS, Sarbanes-Oxley (SOX2), etc compliance.</text:p>
        </text:list-item>
        <text:list-item>
          <text:p text:style-name="P29">AWS Infrastructure As Code included Ansible, Terraform, <text:span text:style-name="T82">Vagrant, </text:span>DynamoDB, etc.</text:p>
        </text:list-item>
      </text:list>
      <text:h text:style-name="P30" text:outline-level="1" text:is-list-header="true">Full stack engineer – <text:span text:style-name="T65">Cantor Fitzgerald</text:span> – <text:span text:style-name="T65">New York, NY<text:tab/><text:tab/></text:span> <text:tab/><text:tab/>20<text:span text:style-name="T65">09</text:span> – 20<text:span text:style-name="T65">11</text:span></text:h>
      <text:p text:style-name="P31"><text:span text:style-name="T83"><text:tab/></text:span><text:span text:style-name="T84">PHP</text:span><text:span text:style-name="T85">5</text:span><text:span text:style-name="T84">, </text:span><text:span text:style-name="T85">jQuery. </text:span><text:span text:style-name="T86">SaaS</text:span><text:span text:style-name="T85"> for national e-commerce delivery</text:span></text:p>
      <text:p text:style-name="P32"/>
      <text:list text:style-name="L5">
        <text:list-item>
          <text:p text:style-name="P33">Optimized PHP &amp; SQL for 50% speed increase, <text:span text:style-name="T81">to</text:span> double traffic.</text:p>
        </text:list-item>
        <text:list-item>
          <text:p text:style-name="P34">Adopted new CSS grid, reducing time to market by 15%, improving mobile <text:span text:style-name="T81">responsiveness</text:span>.</text:p>
        </text:list-item>
        <text:list-item>
          <text:p text:style-name="P34">Integrated ReST APIs: <text:span text:style-name="T87">Authorize.net, </text:span>StrikeIron &amp; NOAA, <text:span text:style-name="T62">enhancing sales.</text:span></text:p>
        </text:list-item>
      </text:list>
      <text:h text:style-name="P35" text:outline-level="2">EDUCATION</text:h>
      <text:p text:style-name="P36">Rochester Institute Of Technology<text:span text:style-name="T21"><text:tab/>Computer Science</text:span></text:p>
      <text:p text:style-name="P37"><text:span text:style-name="T88">State University Of New Paltz</text:span><text:span text:style-name="T89"><text:tab/><text:tab/>B.S. Electrical Engineering</text:span></text:p>
      <text:p text:style-name="P38"/>
      <text:p text:style-name="P39"><text:span text:style-name="T90">Open Source</text:span><text:span text:style-name="T91"><text:tab/> <text:s/>Ubuntu's</text:span><text:span text:style-name="T92"> JDK </text:span><text:span text:style-name="T36">package</text:span><text:span text:style-name="T92">;</text:span><text:span text:style-name="T93"> </text:span><text:span text:style-name="T94">GN</text:span><text:span text:style-name="T93">U/</text:span><text:span text:style-name="T95">Linux code</text:span><text:span text:style-name="T93">;</text:span><text:span text:style-name="T94"> Log4PHP driv</text:span><text:span text:style-name="T96">er; image optimization</text:span></text:p>
      <text:p text:style-name="P39"><text:bookmark-start text:name="__DdeLink__430_678728385"/><text:span text:style-name="T97">B</text:span><text:bookmark-end text:name="__DdeLink__430_678728385"/><text:span text:style-name="T97">ilingual</text:span><text:span text:style-name="T21"> </text:span><text:span text:style-name="T97">English, </text:span><text:span text:style-name="T21">German, French. </text:span><text:span text:style-name="T97">Certified</text:span><text:span text:style-name="T21"> </text:span><text:span text:style-name="T98">Security+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ruce Ingalls</dc:title>
    <meta:initial-creator>temp</meta:initial-creator>
    <meta:creation-date>2008-10-27T18:05:00</meta:creation-date>
    <dc:date>2025-10-15T20:27:40.832253000</dc:date>
    <meta:editing-cycles>475</meta:editing-cycles>
    <meta:editing-duration>P2DT19H34M34S</meta:editing-duration>
    <meta:generator>LibreOffice/25.8.2.2$MacOSX_AARCH64 LibreOffice_project/d401f2107ccab8f924a8e2df40f573aab7605b6f</meta:generator>
    <meta:print-date>2025-10-15T20:27:10.263443000</meta:print-date>
    <meta:printed-by>PDF files: Bruce Ingalls</meta:printed-by>
    <dc:creator>Bruce Ingalls</dc:creator>
    <meta:document-statistic meta:table-count="0" meta:image-count="0" meta:object-count="0" meta:page-count="1" meta:paragraph-count="47" meta:word-count="474" meta:character-count="3127" meta:non-whitespace-character-count="2695"/>
    <meta:user-defined meta:name="Info 1"/>
    <meta:user-defined meta:name="Info 2"/>
    <meta:user-defined meta:name="Info 3"/>
    <meta:user-defined meta:name="Info 4"/>
  </office:meta>
</office:document-meta>
</file>